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B0000002D0FC00420E.png" manifest:media-type="image/png"/>
  <manifest:file-entry manifest:full-path="Pictures/100000010000026800000161876B9CA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Bahnschrift" svg:font-family="Bahnschrift" style:font-family-generic="swiss" style:font-pitch="variable"/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Sans" svg:font-family="MiSans" style:font-family-generic="swiss" style:font-pitch="variable"/>
    <style:font-face style:name="MiSans Medium" svg:font-family="'MiSans Medium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宋体 CN" svg:font-family="'思源宋体 CN'" style:font-family-generic="roman" style:font-pitch="variable"/>
    <style:font-face style:name="思源宋体 CN Heavy" svg:font-family="'思源宋体 CN Heavy'" style:font-adornments="Heavy" style:font-family-generic="roman" style:font-pitch="variable"/>
    <style:font-face style:name="思源黑体 CN" svg:font-family="'思源黑体 CN'" style:font-family-generic="system" style:font-pitch="variable"/>
    <style:font-face style:name="等距更纱黑体 SC SemiBold" svg:font-family="'等距更纱黑体 SC SemiBold'" style:font-family-generic="modern" style:font-pitch="fixed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54cm, 0cm, 0.168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solid" draw:fill-color="#ff0000" draw:opacity="60%" draw:textarea-horizontal-align="center" draw:textarea-vertical-align="middle" draw:auto-grow-height="true" draw:auto-grow-width="false" fo:min-height="1.25cm" fo:min-width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224b12" draw:textarea-horizontal-align="justify" draw:textarea-vertical-align="middle" draw:auto-grow-height="false" fo:min-height="14.038cm" fo:min-width="7.2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589cm" fo:min-width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fo:min-height="10.05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fo:min-height="1.59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468a1a" draw:auto-grow-height="true" draw:auto-grow-width="false" fo:min-height="1.829cm" loext:decorative="false"/>
      <style:paragraph-properties style:writing-mode="lr-tb"/>
    </style:style>
    <style:style style:name="gr9" style:family="graphic" style:parent-style-name="standard">
      <style:graphic-properties draw:stroke="none" svg:stroke-color="#ffffff" draw:fill="solid" draw:fill-color="#1a898a" draw:textarea-vertical-align="middle" draw:auto-grow-height="true" draw:auto-grow-width="false" fo:min-height="0.75cm" loext:decorative="false"/>
      <style:paragraph-properties style:writing-mode="lr-tb"/>
    </style:style>
    <style:style style:name="gr10" style:family="graphic" style:parent-style-name="standard">
      <style:graphic-properties draw:stroke="none" svg:stroke-color="#ffffff" draw:fill="solid" draw:fill-color="#00bf6e" draw:textarea-vertical-align="middle" draw:auto-grow-height="true" draw:auto-grow-width="false" fo:min-height="0.775cm" loext:decorative="false"/>
      <style:paragraph-properties style:writing-mode="lr-tb"/>
    </style:style>
    <style:style style:name="gr11" style:family="graphic" style:parent-style-name="standard">
      <style:graphic-properties draw:stroke="none" svg:stroke-color="#ffffff" draw:fill="solid" draw:fill-color="#6f3531" draw:textarea-vertical-align="middle" draw:auto-grow-height="true" draw:auto-grow-width="false" fo:min-height="0.7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 draw:opacity="60%"/>
      <style:paragraph-properties fo:text-align="center"/>
      <style:text-properties fo:color="#ffffff" loext:opacity="100%" style:font-name="MiSans" fo:font-size="15pt" fo:font-style="normal" fo:text-shadow="1pt 1pt" fo:font-weight="bold" style:font-name-asian="MiSans" style:font-size-asian="15pt" style:font-style-asian="normal" style:font-size-complex="15pt" style:font-style-complex="normal"/>
    </style:style>
    <style:style style:name="P3" style:family="paragraph">
      <loext:graphic-properties draw:fill="solid" draw:fill-color="#224b12"/>
      <style:paragraph-properties fo:text-align="center"/>
    </style:style>
    <style:style style:name="P4" style:family="paragraph">
      <style:paragraph-properties fo:text-align="center"/>
      <style:text-properties fo:color="#ffff00" loext:opacity="100%" style:font-name="思源宋体 CN" fo:text-shadow="1pt 1pt" style:font-name-asian="思源宋体 CN"/>
    </style:style>
    <style:style style:name="P5" style:family="paragraph">
      <loext:graphic-properties draw:fill="none" draw:fill-color="#ffffff"/>
      <style:paragraph-properties fo:text-align="center"/>
      <style:text-properties fo:color="#ffff00" loext:opacity="100%" style:font-name="思源宋体 CN" fo:font-size="13pt" fo:text-shadow="1pt 1pt" style:font-name-asian="思源宋体 CN" style:font-size-asian="13pt" style:font-size-complex="13pt"/>
    </style:style>
    <style:style style:name="P6" style:family="paragraph">
      <style:paragraph-properties fo:line-height="3.3cm" fo:text-align="center"/>
      <style:text-properties fo:color="#ffff00" loext:opacity="100%" style:font-name="思源宋体 CN Heavy" style:font-name-asian="思源宋体 CN Heavy"/>
    </style:style>
    <style:style style:name="P7" style:family="paragraph">
      <loext:graphic-properties draw:fill="none"/>
      <style:paragraph-properties fo:line-height="3.3cm" fo:text-align="center"/>
      <style:text-properties fo:color="#ffff00" loext:opacity="100%" style:font-name="思源宋体 CN Heavy" fo:font-size="32pt" fo:letter-spacing="normal" fo:text-shadow="1pt 1pt" fo:font-weight="bold" style:font-name-asian="思源宋体 CN Heavy" style:font-size-asian="32pt" style:font-size-complex="32pt"/>
    </style:style>
    <style:style style:name="P8" style:family="paragraph">
      <style:paragraph-properties fo:text-align="center"/>
      <style:text-properties fo:color="#ffff00" loext:opacity="100%"/>
    </style:style>
    <style:style style:name="P9" style:family="paragraph">
      <loext:graphic-properties draw:fill="none"/>
      <style:paragraph-properties fo:text-align="center"/>
      <style:text-properties fo:color="#ffff00" loext:opacity="100%" fo:font-size="12pt" style:font-size-asian="12pt" style:font-size-complex="12pt"/>
    </style:style>
    <style:style style:name="P10" style:family="paragraph">
      <style:paragraph-properties fo:text-align="start"/>
      <style:text-properties fo:color="#ffff00" loext:opacity="100%" style:font-name="思源宋体 CN Heavy" fo:text-shadow="1pt 1pt" style:font-name-asian="思源宋体 CN Heavy"/>
    </style:style>
    <style:style style:name="P11" style:family="paragraph">
      <loext:graphic-properties draw:fill="solid" draw:fill-color="#468a1a"/>
      <style:paragraph-properties fo:text-align="start"/>
      <style:text-properties fo:color="#ffff00" loext:opacity="100%" style:font-name="思源宋体 CN Heavy" fo:font-size="18pt" fo:text-shadow="1pt 1pt" style:font-name-asian="思源宋体 CN Heavy" style:font-size-asian="18pt" style:font-size-complex="18pt"/>
    </style:style>
    <style:style style:name="P12" style:family="paragraph">
      <style:paragraph-properties fo:text-align="center"/>
      <style:text-properties fo:color="#ffffff" loext:opacity="100%" style:font-name="Bahnschrift" fo:text-shadow="none" style:font-name-asian="思源宋体 CN Heavy"/>
    </style:style>
    <style:style style:name="P13" style:family="paragraph">
      <loext:graphic-properties draw:fill="solid" draw:fill-color="#1a898a"/>
      <style:paragraph-properties fo:text-align="center"/>
      <style:text-properties fo:color="#ffffff" loext:opacity="100%" style:font-name="Bahnschrift" fo:font-size="16pt" fo:text-shadow="none" style:font-name-asian="思源宋体 CN Heavy" style:font-size-asian="16pt" style:font-size-complex="16pt"/>
    </style:style>
    <style:style style:name="P14" style:family="paragraph">
      <style:paragraph-properties fo:text-align="center"/>
      <style:text-properties fo:color="#ffffff" loext:opacity="100%" style:font-name="MiSans Medium" fo:text-shadow="none" style:font-name-asian="MiSans Medium"/>
    </style:style>
    <style:style style:name="P15" style:family="paragraph">
      <loext:graphic-properties draw:fill="solid" draw:fill-color="#00bf6e"/>
      <style:paragraph-properties fo:text-align="center"/>
      <style:text-properties fo:color="#ffffff" loext:opacity="100%" style:text-outline="true" style:font-name="MiSans Medium" fo:font-size="16pt" fo:text-shadow="none" style:font-name-asian="MiSans Medium" style:font-size-asian="16pt" style:font-size-complex="16pt"/>
    </style:style>
    <style:style style:name="P16" style:family="paragraph">
      <loext:graphic-properties draw:fill="solid" draw:fill-color="#6f3531"/>
      <style:paragraph-properties fo:text-align="center"/>
      <style:text-properties fo:color="#ffffff" loext:opacity="100%" style:font-name="Bahnschrift" fo:font-size="16pt" fo:text-shadow="none" style:font-name-asian="思源宋体 CN Heavy" style:font-size-asian="16pt" style:font-size-complex="16pt"/>
    </style:style>
    <style:style style:name="T1" style:family="text">
      <style:text-properties fo:color="#ffffff" loext:opacity="100%" style:font-name="MiSans" fo:font-size="32pt" fo:font-style="normal" fo:text-shadow="1pt 1pt" fo:font-weight="bold" style:font-name-asian="MiSans" style:font-size-asian="32pt" style:font-style-asian="normal" style:font-size-complex="32pt" style:font-style-complex="normal"/>
    </style:style>
    <style:style style:name="T2" style:family="text">
      <style:text-properties style:font-name="思源宋体 CN" fo:font-size="26pt" style:font-name-asian="思源宋体 CN" style:font-size-asian="26pt" style:font-size-complex="26pt"/>
    </style:style>
    <style:style style:name="T3" style:family="text">
      <style:text-properties style:font-name="思源宋体 CN Heavy" fo:font-size="72pt" fo:letter-spacing="normal" fo:text-shadow="1pt 1pt" fo:font-weight="bold" style:font-name-asian="思源宋体 CN Heavy" style:font-size-asian="72pt" style:font-size-complex="72pt"/>
    </style:style>
    <style:style style:name="T4" style:family="text">
      <style:text-properties fo:color="#ffff00" loext:opacity="100%" style:font-name="Iosevka Medium" fo:font-size="15pt" style:font-size-asian="15pt" style:font-size-complex="15pt"/>
    </style:style>
    <style:style style:name="T5" style:family="text">
      <style:text-properties style:font-name="思源宋体 CN Heavy" fo:font-size="18pt" style:font-name-asian="思源宋体 CN Heavy" style:font-size-asian="18pt" style:font-size-complex="18pt"/>
    </style:style>
    <style:style style:name="T6" style:family="text">
      <style:text-properties fo:font-size="16pt" style:font-name-asian="思源宋体 CN Heavy" style:font-size-asian="16pt" style:font-size-complex="16pt"/>
    </style:style>
    <style:style style:name="T7" style:family="text">
      <style:text-properties style:font-name="MiSans Medium" fo:font-size="16pt" style:font-name-asian="MiSans Medium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5cm" svg:height="8.727cm" svg:x="7.75cm" svg:y="5.561cm">
          <draw:image xlink:href="Pictures/10000001000005B0000002D0FC00420E.png" xlink:type="simple" xlink:show="embed" xlink:actuate="onLoad" draw:mime-type="image/png">
            <text:p/>
          </draw:image>
        </draw:frame>
        <draw:frame draw:style-name="gr2" draw:text-style-name="P1" draw:layer="layout" svg:width="17.65cm" svg:height="6.598cm" svg:x="7.75cm" svg:y="0cm">
          <draw:image xlink:href="Pictures/100000010000026800000161876B9CA1.png" xlink:type="simple" xlink:show="embed" xlink:actuate="onLoad" draw:mime-type="image/png">
            <text:p/>
          </draw:image>
        </draw:frame>
        <draw:frame draw:style-name="gr3" draw:text-style-name="P2" draw:layer="layout" svg:width="4.25cm" svg:height="1.746cm" svg:x="20.75cm" svg:y="4.527cm">
          <draw:text-box>
            <text:p text:style-name="P1"><text:span text:style-name="T1">NEW!</text:span></text:p>
          </draw:text-box>
        </draw:frame>
        <draw:custom-shape draw:style-name="gr4" draw:text-style-name="P3" draw:layer="layout" svg:width="7.75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5cm" svg:height="1.839cm" svg:x="0.1cm" svg:y="0.1cm">
          <draw:text-box>
            <text:p text:style-name="P4"><text:span text:style-name="T2">部分三方</text:span><text:span text:style-name="T2">DLC</text:span></text:p>
          </draw:text-box>
        </draw:frame>
        <draw:frame draw:style-name="gr6" draw:text-style-name="P7" draw:layer="layout" svg:width="6.892cm" svg:height="10.301cm" svg:x="0.358cm" svg:y="2.199cm">
          <draw:text-box>
            <text:p text:style-name="P6"><text:span text:style-name="T3">简体</text:span></text:p>
            <text:p text:style-name="P6"><text:span text:style-name="T3">中文</text:span></text:p>
            <text:p text:style-name="P6"><text:span text:style-name="T3">汉化</text:span></text:p>
          </draw:text-box>
        </draw:frame>
        <draw:frame draw:style-name="gr7" draw:text-style-name="P9" draw:layer="layout" svg:width="7.5cm" svg:height="1.843cm" svg:x="0cm" svg:y="12.403cm">
          <draw:text-box>
            <text:p text:style-name="P8"><text:span text:style-name="T4">Simplified Chinese Localisation</text:span></text:p>
          </draw:text-box>
        </draw:frame>
        <draw:frame draw:style-name="gr8" draw:text-style-name="P11" draw:layer="layout" svg:width="4.75cm" svg:height="2.079cm" svg:x="7.75cm" svg:y="0.421cm">
          <draw:text-box>
            <text:p text:style-name="P10"><text:span text:style-name="T5">南方铁路</text:span></text:p>
            <text:p text:style-name="P10"><text:span text:style-name="T5">171 &amp; 377/3</text:span></text:p>
          </draw:text-box>
        </draw:frame>
        <draw:frame draw:style-name="gr9" draw:text-style-name="P13" draw:layer="layout" svg:width="5.876cm" svg:height="1cm" svg:x="7.75cm" svg:y="7cm">
          <draw:text-box>
            <text:p text:style-name="P12"><text:span text:style-name="T6">AWC Class 805</text:span></text:p>
          </draw:text-box>
        </draw:frame>
        <draw:frame draw:style-name="gr10" draw:text-style-name="P15" draw:layer="layout" svg:width="5.876cm" svg:height="1.025cm" svg:x="13.624cm" svg:y="6.975cm">
          <draw:text-box>
            <text:p text:style-name="P14"><text:span text:style-name="T7">伯明翰—克鲁</text:span></text:p>
          </draw:text-box>
        </draw:frame>
        <draw:frame draw:style-name="gr11" draw:text-style-name="P16" draw:layer="layout" svg:width="5.9cm" svg:height="1.025cm" svg:x="19.5cm" svg:y="6.975cm">
          <draw:text-box>
            <text:p text:style-name="P12"><text:span text:style-name="T6">XC &amp; WMR Class 17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Bahnschrift" svg:font-family="Bahnschrift" style:font-family-generic="swiss" style:font-pitch="variable"/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Sans" svg:font-family="MiSans" style:font-family-generic="swiss" style:font-pitch="variable"/>
    <style:font-face style:name="MiSans Medium" svg:font-family="'MiSans Medium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宋体 CN" svg:font-family="'思源宋体 CN'" style:font-family-generic="roman" style:font-pitch="variable"/>
    <style:font-face style:name="思源宋体 CN Heavy" svg:font-family="'思源宋体 CN Heavy'" style:font-adornments="Heavy" style:font-family-generic="roman" style:font-pitch="variable"/>
    <style:font-face style:name="思源黑体 CN" svg:font-family="'思源黑体 CN'" style:font-family-generic="system" style:font-pitch="variable"/>
    <style:font-face style:name="等距更纱黑体 SC SemiBold" svg:font-family="'等距更纱黑体 SC SemiBold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4T11:51:19.318202000</meta:creation-date>
    <dc:date>2026-02-26T21:27:58.841229100</dc:date>
    <meta:editing-duration>PT2H16M33S</meta:editing-duration>
    <meta:editing-cycles>11</meta:editing-cycles>
    <meta:generator>LibreOffice/25.8.4.2$Windows_X86_64 LibreOffice_project/290daaa01b999472f0c7a3890eb6a550fd74c6df</meta:generator>
    <meta:document-statistic meta:object-count="11"/>
  </office:meta>
</office:document-meta>
</file>